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4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VICOLA VIRGEN DEL CISNE S.A.C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ALLO HUARANCA, LUZMI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7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PATO PEKIN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7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1681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011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5:50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7:05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48:21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